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x_k</text:p>
          </table:table-cell>
          <table:table-cell office:value-type="string" calcext:value-type="string">
            <text:p>\epsil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7116367041199" calcext:value-type="float">
            <text:p>0.687116367041199</text:p>
          </table:table-cell>
          <table:table-cell office:value-type="float" office:value="0.455357560912301" calcext:value-type="float">
            <text:p>0.4553575609123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9569647933555" calcext:value-type="float">
            <text:p>0.479569647933555</text:p>
          </table:table-cell>
          <table:table-cell office:value-type="float" office:value="0.432777011643571" calcext:value-type="float">
            <text:p>0.4327770116435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2752246343126" calcext:value-type="float">
            <text:p>0.342752246343126</text:p>
          </table:table-cell>
          <table:table-cell office:value-type="float" office:value="0.399172880849518" calcext:value-type="float">
            <text:p>0.399172880849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3830851560911" calcext:value-type="float">
            <text:p>0.253830851560911</text:p>
          </table:table-cell>
          <table:table-cell office:value-type="float" office:value="0.350317521433663" calcext:value-type="float">
            <text:p>0.3503175214336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792929482791" calcext:value-type="float">
            <text:p>0.19792929482791</text:p>
          </table:table-cell>
          <table:table-cell office:value-type="float" office:value="0.282431950164854" calcext:value-type="float">
            <text:p>0.2824319501648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5573528412162" calcext:value-type="float">
            <text:p>0.165573528412162</text:p>
          </table:table-cell>
          <table:table-cell office:value-type="float" office:value="0.195416300697569" calcext:value-type="float">
            <text:p>0.1954163006975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0538921218223" calcext:value-type="float">
            <text:p>0.150538921218223</text:p>
          </table:table-cell>
          <table:table-cell office:value-type="float" office:value="0.0998718940741213" calcext:value-type="float">
            <text:p>0.099871894074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6628975172691" calcext:value-type="float">
            <text:p>0.146628975172691</text:p>
          </table:table-cell>
          <table:table-cell office:value-type="float" office:value="0.0266655757562729" calcext:value-type="float">
            <text:p>0.0266655757562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6360742307274" calcext:value-type="float">
            <text:p>0.146360742307274</text:p>
          </table:table-cell>
          <table:table-cell office:value-type="float" office:value="0.00183268314432404" calcext:value-type="float">
            <text:p>0.0018326831443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6359504721027" calcext:value-type="float">
            <text:p>0.146359504721027</text:p>
          </table:table-cell>
          <table:table-cell table:style-name="ce1" office:value-type="float" office:value="0.00000845579690181232" calcext:value-type="float">
            <text:p>8.46E-0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x_k</text:p>
          </table:table-cell>
          <table:table-cell office:value-type="string" calcext:value-type="string">
            <text:p>\epsil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0777558639313" calcext:value-type="float">
            <text:p>0.950777558639313</text:p>
          </table:table-cell>
          <table:table-cell office:value-type="float" office:value="0.0517707227241785" calcext:value-type="float">
            <text:p>0.051770722724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7754440621915" calcext:value-type="float">
            <text:p>0.947754440621915</text:p>
          </table:table-cell>
          <table:table-cell office:value-type="float" office:value="0.00318976929869562" calcext:value-type="float">
            <text:p>0.003189769298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7747133558387" calcext:value-type="float">
            <text:p>0.947747133558387</text:p>
          </table:table-cell>
          <table:table-cell table:style-name="ce1" office:value-type="float" office:value="0.00000770992944092056" calcext:value-type="float">
            <text:p>7.71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00:16:19.821454763</meta:creation-date>
    <dc:date>2021-02-09T01:24:59.961314308</dc:date>
    <meta:editing-duration>PT58M30S</meta:editing-duration>
    <meta:editing-cycles>1</meta:editing-cycles>
    <meta:document-statistic meta:table-count="1" meta:cell-count="51" meta:object-count="0"/>
    <meta:generator>LibreOffice/7.0.3.1$Linux_X86_64 LibreOffice_project/00$Build-1</meta:generator>
  </office:meta>
</office:document-meta>
</file>